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5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2833in" style:rel-column-width="2774*"/>
    </style:style>
    <style:style style:name="Table2.B" style:family="table-column">
      <style:table-column-properties style:column-width="1.7146in" style:rel-column-width="16788*"/>
    </style:style>
    <style:style style:name="Table2.C" style:family="table-column">
      <style:table-column-properties style:column-width="1.6861in" style:rel-column-width="16509*"/>
    </style:style>
    <style:style style:name="Table2.D" style:family="table-column">
      <style:table-column-properties style:column-width="3.009in" style:rel-column-width="294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2833in" style:rel-column-width="2774*"/>
    </style:style>
    <style:style style:name="Table3.B" style:family="table-column">
      <style:table-column-properties style:column-width="1.7146in" style:rel-column-width="16788*"/>
    </style:style>
    <style:style style:name="Table3.C" style:family="table-column">
      <style:table-column-properties style:column-width="1.6861in" style:rel-column-width="16509*"/>
    </style:style>
    <style:style style:name="Table3.D" style:family="table-column">
      <style:table-column-properties style:column-width="3.009in" style:rel-column-width="294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2833in" style:rel-column-width="2774*"/>
    </style:style>
    <style:style style:name="Table4.B" style:family="table-column">
      <style:table-column-properties style:column-width="1.7146in" style:rel-column-width="16788*"/>
    </style:style>
    <style:style style:name="Table4.C" style:family="table-column">
      <style:table-column-properties style:column-width="1.6861in" style:rel-column-width="16509*"/>
    </style:style>
    <style:style style:name="Table4.D" style:family="table-column">
      <style:table-column-properties style:column-width="3.009in" style:rel-column-width="2946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8pt" officeooo:rsid="0009834b" officeooo:paragraph-rsid="0009834b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32pt" officeooo:rsid="0009834b" officeooo:paragraph-rsid="0009834b" style:font-size-asian="28pt" style:font-size-complex="32pt"/>
    </style:style>
    <style:style style:name="P3" style:family="paragraph" style:parent-style-name="Standard">
      <style:paragraph-properties fo:text-align="start" style:justify-single-word="false"/>
      <style:text-properties fo:font-size="24pt" officeooo:rsid="0009834b" officeooo:paragraph-rsid="0009834b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officeooo:rsid="000b58f4" officeooo:paragraph-rsid="000b58f4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30pt" officeooo:rsid="0009834b" officeooo:paragraph-rsid="0009834b" style:font-size-asian="30pt" style:font-size-complex="30pt"/>
    </style:style>
    <style:style style:name="P6" style:family="paragraph" style:parent-style-name="Standard">
      <style:paragraph-properties fo:text-align="start" style:justify-single-word="false"/>
      <style:text-properties fo:font-size="12pt" officeooo:rsid="0009834b" officeooo:paragraph-rsid="0009834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3pt" officeooo:rsid="0009834b" officeooo:paragraph-rsid="0009834b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4pt" officeooo:rsid="000c0639" officeooo:paragraph-rsid="000c0639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0c0639" officeooo:paragraph-rsid="000e0d16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c0639" officeooo:paragraph-rsid="002141ec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officeooo:paragraph-rsid="000e0d16"/>
    </style:style>
    <style:style style:name="P12" style:family="paragraph" style:parent-style-name="Standard">
      <style:paragraph-properties fo:text-align="center" style:justify-single-word="false"/>
      <style:text-properties officeooo:paragraph-rsid="002141ec"/>
    </style:style>
    <style:style style:name="P13" style:family="paragraph" style:parent-style-name="Table_20_Contents">
      <style:paragraph-properties fo:text-align="start" style:justify-single-word="false"/>
      <style:text-properties fo:font-size="13pt" officeooo:rsid="000c0639" officeooo:paragraph-rsid="000c0639" style:font-size-asian="11.3500003814697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fo:font-size="13pt" officeooo:rsid="000c0639" officeooo:paragraph-rsid="000e0d16" style:font-size-asian="11.3500003814697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fo:font-size="13pt" officeooo:rsid="000c0639" officeooo:paragraph-rsid="002141ec" style:font-size-asian="11.3500003814697pt" style:font-size-complex="13pt"/>
    </style:style>
    <style:style style:name="P16" style:family="paragraph" style:parent-style-name="Table_20_Contents">
      <style:paragraph-properties fo:text-align="start" style:justify-single-word="false"/>
      <style:text-properties fo:font-size="13pt" officeooo:rsid="000cdcae" officeooo:paragraph-rsid="000cdcae" style:font-size-asian="11.3500003814697pt" style:font-size-complex="13pt"/>
    </style:style>
    <style:style style:name="P17" style:family="paragraph" style:parent-style-name="Table_20_Contents">
      <style:paragraph-properties fo:text-align="start" style:justify-single-word="false"/>
      <style:text-properties fo:font-size="13pt" officeooo:rsid="000c0639" officeooo:paragraph-rsid="000c0639" style:font-size-asian="13pt" style:font-size-complex="13pt"/>
    </style:style>
    <style:style style:name="P18" style:family="paragraph" style:parent-style-name="Table_20_Contents">
      <style:paragraph-properties fo:text-align="start" style:justify-single-word="false"/>
      <style:text-properties fo:font-size="13pt" officeooo:rsid="000c0639" officeooo:paragraph-rsid="000e0d16" style:font-size-asian="13pt" style:font-size-complex="13pt"/>
    </style:style>
    <style:style style:name="P19" style:family="paragraph" style:parent-style-name="Table_20_Contents">
      <style:paragraph-properties fo:text-align="start" style:justify-single-word="false"/>
      <style:text-properties fo:font-size="13pt" officeooo:rsid="000c0639" officeooo:paragraph-rsid="002141ec" style:font-size-asian="13pt" style:font-size-complex="13pt"/>
    </style:style>
    <style:style style:name="P2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paragraph-rsid="000e0d16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paragraph-rsid="002141ec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0c0639" officeooo:paragraph-rsid="000c0639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0c0639" officeooo:paragraph-rsid="000cdcae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0c0639" officeooo:paragraph-rsid="000e0d16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0c0639" officeooo:paragraph-rsid="002141ec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00c0639" officeooo:paragraph-rsid="000c0639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0cdcae" officeooo:paragraph-rsid="000cdcae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officeooo:rsid="000cdcae" officeooo:paragraph-rsid="000e0d16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4pt" officeooo:rsid="000cdcae" officeooo:paragraph-rsid="002141ec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0cdcae" officeooo:paragraph-rsid="000cdcae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0e0d16" officeooo:paragraph-rsid="000e0d16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0e0d16" officeooo:paragraph-rsid="002141ec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officeooo:rsid="000e0d16" officeooo:paragraph-rsid="000e0d16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officeooo:rsid="000e0d16" officeooo:paragraph-rsid="002141ec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157618" officeooo:paragraph-rsid="00157618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157618" officeooo:paragraph-rsid="002141ec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157618" officeooo:paragraph-rsid="00157618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157618" officeooo:paragraph-rsid="002141ec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8pt" officeooo:rsid="000b58f4" officeooo:paragraph-rsid="000c0639" style:font-size-asian="18pt" style:font-size-complex="18pt"/>
    </style:style>
    <style:style style:name="P41" style:family="paragraph" style:parent-style-name="Table_20_Contents">
      <style:paragraph-properties fo:text-align="start" style:justify-single-word="false"/>
      <style:text-properties fo:font-size="18pt" officeooo:rsid="000b58f4" officeooo:paragraph-rsid="000b58f4" style:font-size-asian="18pt" style:font-size-complex="18pt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8pt" fo:font-weight="bold" officeooo:rsid="0009834b" officeooo:paragraph-rsid="0009834b" style:font-size-asian="15.75pt" style:font-weight-asian="bold" style:font-size-complex="18pt" style:font-weight-complex="bold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8pt" fo:font-weight="bold" officeooo:rsid="000aed6c" officeooo:paragraph-rsid="000aed6c" style:font-size-asian="15.75pt" style:font-weight-asian="bold" style:font-size-complex="18pt" style:font-weight-complex="bold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3pt" officeooo:paragraph-rsid="000aed6c" style:font-size-asian="13pt" style:font-size-complex="13pt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46" style:family="paragraph" style:parent-style-name="Standard" style:list-style-name="L5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47" style:family="paragraph" style:parent-style-name="Standard" style:list-style-name="L6">
      <style:paragraph-properties fo:text-align="start" style:justify-single-word="false"/>
      <style:text-properties fo:font-size="13pt" officeooo:rsid="0009834b" officeooo:paragraph-rsid="000aed6c" style:font-size-asian="13pt" style:font-size-complex="13pt"/>
    </style:style>
    <style:style style:name="P48" style:family="paragraph" style:parent-style-name="Standard" style:list-style-name="L7">
      <style:paragraph-properties fo:text-align="start" style:justify-single-word="false"/>
      <style:text-properties fo:font-size="13pt" officeooo:rsid="0009834b" officeooo:paragraph-rsid="0009834b" style:font-size-asian="13pt" style:font-size-complex="13pt"/>
    </style:style>
    <style:style style:name="P49" style:family="paragraph" style:parent-style-name="Standard" style:list-style-name="L4">
      <style:paragraph-properties fo:text-align="start" style:justify-single-word="false"/>
      <style:text-properties fo:font-size="13pt" officeooo:rsid="000aed6c" officeooo:paragraph-rsid="000aed6c" style:font-size-asian="13pt" style:font-size-complex="13pt"/>
    </style:style>
    <style:style style:name="P50" style:family="paragraph" style:parent-style-name="Table_20_Contents" style:list-style-name="L8">
      <style:paragraph-properties fo:text-align="start" style:justify-single-word="false"/>
      <style:text-properties fo:font-size="13pt" officeooo:rsid="000b58f4" officeooo:paragraph-rsid="000b58f4" style:font-size-asian="11.3500003814697pt" style:font-size-complex="13pt"/>
    </style:style>
    <style:style style:name="P51" style:family="paragraph" style:parent-style-name="Table_20_Contents" style:list-style-name="L8">
      <style:paragraph-properties fo:text-align="start" style:justify-single-word="false"/>
      <style:text-properties fo:font-size="13pt" officeooo:rsid="000b58f4" officeooo:paragraph-rsid="000c0639" style:font-size-asian="11.3500003814697pt" style:font-size-complex="13pt"/>
    </style:style>
    <style:style style:name="P52" style:family="paragraph" style:parent-style-name="Table_20_Contents" style:list-style-name="L8">
      <style:paragraph-properties fo:text-align="start" style:justify-single-word="false"/>
      <style:text-properties officeooo:paragraph-rsid="000c0639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0215201" officeooo:paragraph-rsid="00215201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215201" officeooo:paragraph-rsid="0022ec71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157618" officeooo:paragraph-rsid="002141ec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0e0d16" officeooo:paragraph-rsid="002141ec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fo:font-size="14pt" officeooo:rsid="000c0639" officeooo:paragraph-rsid="002141ec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fo:font-size="14pt" officeooo:rsid="0022ec71" officeooo:paragraph-rsid="0022ec71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022ec71" officeooo:paragraph-rsid="0022ec71" style:font-size-asian="14pt" style:font-size-complex="14pt"/>
    </style:style>
    <style:style style:name="T1" style:family="text">
      <style:text-properties fo:font-size="13pt" officeooo:rsid="000b58f4" style:font-size-asian="11.3500003814697pt" style:font-size-complex="13pt"/>
    </style:style>
    <style:style style:name="T2" style:family="text">
      <style:text-properties fo:font-size="13pt" officeooo:rsid="000c0639" style:font-size-asian="11.3500003814697pt" style:font-size-complex="13pt"/>
    </style:style>
    <style:style style:name="T3" style:family="text">
      <style:text-properties officeooo:rsid="000c0639"/>
    </style:style>
    <style:style style:name="T4" style:family="text">
      <style:text-properties officeooo:rsid="000cdcae"/>
    </style:style>
    <style:style style:name="T5" style:family="text">
      <style:text-properties officeooo:rsid="000e0d16"/>
    </style:style>
    <style:style style:name="T6" style:family="text">
      <style:text-properties fo:font-size="14pt" officeooo:rsid="000c0639" style:font-size-asian="14pt" style:font-size-complex="14pt"/>
    </style:style>
    <style:style style:name="T7" style:family="text">
      <style:text-properties fo:font-size="14pt" officeooo:rsid="000e0d16" style:font-size-asian="14pt" style:font-size-complex="14pt"/>
    </style:style>
    <style:style style:name="T8" style:family="text">
      <style:text-properties fo:font-size="14pt" officeooo:rsid="002141ec" style:font-size-asian="14pt" style:font-size-complex="14pt"/>
    </style:style>
    <style:style style:name="T9" style:family="text">
      <style:text-properties officeooo:rsid="00157618"/>
    </style:style>
    <style:style style:name="T10" style:family="text">
      <style:text-properties officeooo:rsid="0022348e"/>
    </style:style>
    <style:style style:name="T11" style:family="text">
      <style:text-properties officeooo:rsid="0022ec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borator 4-6</text:p>
      <text:p text:style-name="P2"/>
      <text:p text:style-name="P3">Enunţ</text:p>
      <text:p text:style-name="P6"/>
      <text:p text:style-name="P7">Clientul doreşte o aplicaţie pentru gestiunea concurenţilor de la un concurs de programare. Programul înregistrează scorul obţinut de fiecare concurent la 10 probe diferite, fiecare probă este notată cu un scor de la 1 la 10. Fiecare participant este identificat printr-un număr de concurs, scorul este ţinut într-o listă unde concurentul 3 are scorul pe poziţia 3 in listă.</text:p>
      <text:p text:style-name="P6"/>
      <text:p text:style-name="P6"/>
      <text:p text:style-name="P3">Listă funcţionalităţi</text:p>
      <text:p text:style-name="P1"/>
      <text:list xml:id="list558998696" text:style-name="L1">
        <text:list-item>
          <text:p text:style-name="P42">Adaugă un scor la un participant</text:p>
        </text:list-item>
      </text:list>
      <text:list xml:id="list1744844109" text:style-name="L2">
        <text:list-item>
          <text:p text:style-name="P44">Adaugă scor pentru un nou participant (ultimul participant) </text:p>
        </text:list-item>
        <text:list-item>
          <text:p text:style-name="P44">Inserare scor pentru un participant.</text:p>
        </text:list-item>
      </text:list>
      <text:list xml:id="list194507364198560" text:continue-list="list558998696" text:style-name="L1">
        <text:list-item>
          <text:p text:style-name="P42">Modificare scor</text:p>
        </text:list-item>
      </text:list>
      <text:list xml:id="list3793228416" text:style-name="L3">
        <text:list-item>
          <text:p text:style-name="P45">Șterge scorul pentru un participant dat. </text:p>
        </text:list-item>
        <text:list-item>
          <text:p text:style-name="P45">Șterge scorul pentru un interval de participanți. </text:p>
        </text:list-item>
        <text:list-item>
          <text:p text:style-name="P45">Înlocuiește scorul de la un participant.</text:p>
        </text:list-item>
      </text:list>
      <text:list xml:id="list194507522923940" text:continue-list="list194507364198560" text:style-name="L1">
        <text:list-item>
          <text:p text:style-name="P43">Tipărește lista de participanți</text:p>
        </text:list-item>
      </text:list>
      <text:list xml:id="list4265117942" text:style-name="L4">
        <text:list-item>
          <text:p text:style-name="P49">Tipărește participanții care au scor mai mic decât un scor dat. </text:p>
        </text:list-item>
        <text:list-item>
          <text:p text:style-name="P49">Tipărește participanții ordona<text:span text:style-name="T3">ţi</text:span> după scor </text:p>
        </text:list-item>
        <text:list-item>
          <text:p text:style-name="P49">Tipărește participanții cu scor mai mare decât un scor dat, ordona<text:span text:style-name="T3">ţi</text:span> după scor. </text:p>
        </text:list-item>
      </text:list>
      <text:list xml:id="list194506648712542" text:continue-list="list194507522923940" text:style-name="L1">
        <text:list-item>
          <text:p text:style-name="P42">Operaţii pe un subset de participanţi</text:p>
        </text:list-item>
      </text:list>
      <text:list xml:id="list235142023" text:style-name="L5">
        <text:list-item>
          <text:p text:style-name="P46">Calculează media scorurilor pentru un interval dat (ex. Se da 1 și 5 se tipărește media scorurilor participanților 1,2,3,4 și 5<text:span text:style-name="T3">)</text:span> </text:p>
        </text:list-item>
        <text:list-item>
          <text:p text:style-name="P46">Calculează scorul minim pentru un interval de participanți dat. </text:p>
        </text:list-item>
        <text:list-item>
          <text:p text:style-name="P46">Tipărește participanții dintr-un interval dat care au scorul multiplu de 10.</text:p>
        </text:list-item>
      </text:list>
      <text:list xml:id="list194508070591882" text:continue-list="list194506648712542" text:style-name="L1">
        <text:list-item>
          <text:p text:style-name="P42">Filtrare</text:p>
        </text:list-item>
      </text:list>
      <text:list xml:id="list1854075998" text:style-name="L6">
        <text:list-item>
          <text:p text:style-name="P47">Filtrare participanți care au scorul multiplu unui număr dat. Ex. Se da numărul 10, se elimină scorul de la toți participanții care nu au scorul multiplu de 10. </text:p>
        </text:list-item>
        <text:list-item>
          <text:p text:style-name="P47">Filtrare participanți care au scorul mai mic decât un scor dat.</text:p>
        </text:list-item>
      </text:list>
      <text:list xml:id="list194506390793905" text:continue-list="list194508070591882" text:style-name="L1">
        <text:list-item>
          <text:p text:style-name="P42">Undo</text:p>
        </text:list-item>
      </text:list>
      <text:list xml:id="list2702735575" text:style-name="L7">
        <text:list-item>
          <text:p text:style-name="P48">Reface ultima operație (lista de scoruri revine la numerele ce existau înainte de ultima operație care a modificat lista) </text:p>
        </text:list-item>
      </text:list>
      <text:p text:style-name="P3"/>
      <text:p text:style-name="P4">Planul de iteraţii</text:p>
      <text:p text:style-name="P4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1">Iteraţia 1</text:p>
          </table:table-cell>
          <table:table-cell table:style-name="Table1.B1" office:value-type="string">
            <text:list xml:id="list435719099" text:style-name="L8">
              <text:list-item>
                <text:p text:style-name="P50">Funcţionalitatea 1: Adaugă scor pentru un nou participant</text:p>
              </text:list-item>
              <text:list-item>
                <text:p text:style-name="P51">Funcţionalitatea <text:span text:style-name="T3">2</text:span>: Modificare scor</text:p>
              </text:list-item>
              <text:list-item>
                <text:p text:style-name="P51">Funcţionalitatea <text:span text:style-name="T3">3: Tipăreşte lista de participanţi</text:span></text:p>
              </text:list-item>
            </text:list>
          </table:table-cell>
        </table:table-row>
        <table:table-row table:style-name="TableLine94112995287152">
          <table:table-cell table:style-name="Table1.A2" office:value-type="string">
            <text:p text:style-name="P40">Iteraţia <text:span text:style-name="T3">2</text:span></text:p>
          </table:table-cell>
          <table:table-cell table:style-name="Table1.B2" office:value-type="string">
            <text:list xml:id="list194506857261091" text:continue-numbering="true" text:style-name="L8">
              <text:list-item>
                <text:p text:style-name="P52"><text:span text:style-name="T1">Funcţionalitatea </text:span><text:span text:style-name="T2">4</text:span><text:span text:style-name="T1">: </text:span><text:span text:style-name="T2">Operaţii pe un subset de paticipanţi</text:span></text:p>
              </text:list-item>
              <text:list-item>
                <text:p text:style-name="P52"><text:span text:style-name="T1">Funcţionalitatea </text:span><text:span text:style-name="T2">5</text:span><text:span text:style-name="T1">: </text:span><text:span text:style-name="T2">Filtrare</text:span></text:p>
              </text:list-item>
            </text:list>
          </table:table-cell>
        </table:table-row>
        <table:table-row table:style-name="TableLine94112995288128">
          <table:table-cell table:style-name="Table1.A2" office:value-type="string">
            <text:p text:style-name="P40">Iteraţia <text:span text:style-name="T3">3</text:span></text:p>
          </table:table-cell>
          <table:table-cell table:style-name="Table1.B2" office:value-type="string">
            <text:list xml:id="list194506783005968" text:continue-numbering="true" text:style-name="L8">
              <text:list-item>
                <text:p text:style-name="P52"><text:span text:style-name="T1">Funcţionalitatea </text:span><text:span text:style-name="T2">6</text:span><text:span text:style-name="T1">: </text:span><text:span text:style-name="T2">Undo</text:span></text:p>
              </text:list-item>
            </text:list>
          </table:table-cell>
        </table:table-row>
      </table:table>
      <text:p text:style-name="P4"/>
      <text:p text:style-name="P3"/>
      <text:p text:style-name="P8">Scenariu de rulare pentru funcţionalitatea de adăugare scor pentru <text:span text:style-name="T5">la un </text:span>participant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12995290176"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17">Utilizator</text:p>
          </table:table-cell>
          <table:table-cell table:style-name="Table2.A1" office:value-type="string">
            <text:p text:style-name="P13">Program</text:p>
          </table:table-cell>
          <table:table-cell table:style-name="Table2.D1" office:value-type="string">
            <text:p text:style-name="P13">Descriere</text:p>
          </table:table-cell>
        </table:table-row>
        <table:table-row table:style-name="TableLine94112995328144">
          <table:table-cell table:style-name="Table2.A2" office:value-type="string">
            <text:p text:style-name="P27">a</text:p>
          </table:table-cell>
          <table:table-cell table:style-name="Table2.A2" office:value-type="string">
            <text:p text:style-name="P20"/>
          </table:table-cell>
          <table:table-cell table:style-name="Table2.A2" office:value-type="string">
            <text:p text:style-name="P16">add or insert</text:p>
          </table:table-cell>
          <table:table-cell table:style-name="Table2.D2" office:value-type="string">
            <text:p text:style-name="P13">Tipăreşte UI-ul</text:p>
          </table:table-cell>
        </table:table-row>
        <table:table-row table:style-name="TableLine94112995330240">
          <table:table-cell table:style-name="Table2.A2" office:value-type="string">
            <text:p text:style-name="P27">b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8">add</text:p>
          </table:table-cell>
          <table:table-cell table:style-name="Table2.D2" office:value-type="string">
            <text:p text:style-name="P28">T<text:span text:style-name="T5">r</text:span>atează cazul de adăugare</text:p>
          </table:table-cell>
        </table:table-row>
        <table:table-row table:style-name="TableLine94112995331152">
          <table:table-cell table:style-name="Table2.A2" office:value-type="string">
            <text:p text:style-name="P27">c</text:p>
          </table:table-cell>
          <table:table-cell table:style-name="Table2.A2" office:value-type="string">
            <text:p text:style-name="P24">5 6 7 1 2 3</text:p>
          </table:table-cell>
          <table:table-cell table:style-name="Table2.A2" office:value-type="string">
            <text:p text:style-name="P20"/>
          </table:table-cell>
          <table:table-cell table:style-name="Table2.D2" office:value-type="string">
            <text:p text:style-name="P24">Adaugă scorurile <text:span text:style-name="T4">în listă</text:span></text:p>
          </table:table-cell>
        </table:table-row>
        <table:table-row table:style-name="TableLine94112995332112">
          <table:table-cell table:style-name="Table2.A2" office:value-type="string">
            <text:p text:style-name="P27">d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>insert</text:p>
          </table:table-cell>
          <table:table-cell table:style-name="Table2.D2" office:value-type="string">
            <text:p text:style-name="P28">Tratează cazul de inserare</text:p>
          </table:table-cell>
        </table:table-row>
        <table:table-row table:style-name="TableLine94112995333264">
          <table:table-cell table:style-name="Table2.A2" office:value-type="string">
            <text:p text:style-name="P27">e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><text:span text:style-name="T5">i</text:span>d:</text:p>
          </table:table-cell>
          <table:table-cell table:style-name="Table2.D2" office:value-type="string">
            <text:p text:style-name="P28">Cere id-ul concurentului dorit</text:p>
          </table:table-cell>
        </table:table-row>
        <table:table-row table:style-name="TableLine94112995334288">
          <table:table-cell table:style-name="Table2.A2" office:value-type="string">
            <text:p text:style-name="P31">f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/>
          </table:table-cell>
          <table:table-cell table:style-name="Table2.D2" office:value-type="string">
            <text:p text:style-name="P28">Primeşte <text:span text:style-name="T9">id-ul</text:span> dorit</text:p>
          </table:table-cell>
        </table:table-row>
        <table:table-row table:style-name="TableLine94112995335360">
          <table:table-cell table:style-name="Table2.A2" office:value-type="string">
            <text:p text:style-name="P31">g</text:p>
          </table:table-cell>
          <table:table-cell table:style-name="Table2.A2" office:value-type="string">
            <text:p text:style-name="P28">9 9 9 9</text:p>
          </table:table-cell>
          <table:table-cell table:style-name="Table2.A2" office:value-type="string">
            <text:p text:style-name="P28"/>
          </table:table-cell>
          <table:table-cell table:style-name="Table2.D2" office:value-type="string">
            <text:p text:style-name="P28">Inserează scorurile la participantul dorit</text:p>
          </table:table-cell>
        </table:table-row>
        <table:table-row table:style-name="TableLine94112995336432">
          <table:table-cell table:style-name="Table2.A2" office:value-type="string">
            <text:p text:style-name="P31">h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>insert</text:p>
          </table:table-cell>
          <table:table-cell table:style-name="Table2.D2" office:value-type="string">
            <text:p text:style-name="P28">Tratează cazul de inserare</text:p>
          </table:table-cell>
        </table:table-row>
        <table:table-row table:style-name="TableLine94112995337424">
          <table:table-cell table:style-name="Table2.A2" office:value-type="string">
            <text:p text:style-name="P31">i</text:p>
          </table:table-cell>
          <table:table-cell table:style-name="Table2.A2" office:value-type="string">
            <text:p text:style-name="P28"/>
          </table:table-cell>
          <table:table-cell table:style-name="Table2.A2" office:value-type="string">
            <text:p text:style-name="P28"><text:span text:style-name="T5">i</text:span>d:</text:p>
          </table:table-cell>
          <table:table-cell table:style-name="Table2.D2" office:value-type="string">
            <text:p text:style-name="P28">Cere id-ul concurentului dorit</text:p>
          </table:table-cell>
        </table:table-row>
        <table:table-row table:style-name="TableLine94112995338496">
          <table:table-cell table:style-name="Table2.A2" office:value-type="string">
            <text:p text:style-name="P31">j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"too many scores trying to be added -&gt; the maximum scores to be stored for a participant is <text:span text:style-name="T5">10</text:span>!"</text:p>
          </table:table-cell>
          <table:table-cell table:style-name="Table2.D2" office:value-type="string">
            <text:p text:style-name="P28">Trateză cazul în care se doreşte să se insereze un scor pentru un participant, dar acesta are deja numărul maxim posibil introdus</text:p>
          </table:table-cell>
        </table:table-row>
      </table:table>
      <text:p text:style-name="P8"/>
      <text:p text:style-name="P9"/>
      <text:p text:style-name="P11"><text:span text:style-name="T6">Scenariu de rulare pentru funcţionalitatea de </text:span><text:span text:style-name="T7">modificare scor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112995341056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8">Utilizator</text:p>
          </table:table-cell>
          <table:table-cell table:style-name="Table3.A1" office:value-type="string">
            <text:p text:style-name="P14">Program</text:p>
          </table:table-cell>
          <table:table-cell table:style-name="Table3.D1" office:value-type="string">
            <text:p text:style-name="P14">Descriere</text:p>
          </table:table-cell>
        </table:table-row>
        <table:table-row table:style-name="TableLine94112995372144">
          <table:table-cell table:style-name="Table3.A2" office:value-type="string">
            <text:p text:style-name="P38">a</text:p>
          </table:table-cell>
          <table:table-cell table:style-name="Table3.A2" office:value-type="string">
            <text:p text:style-name="P53">del_id</text:p>
          </table:table-cell>
          <table:table-cell table:style-name="Table3.A2" office:value-type="string">
            <text:p text:style-name="P34"/>
          </table:table-cell>
          <table:table-cell table:style-name="Table3.D2" office:value-type="string">
            <text:p text:style-name="P29">T<text:span text:style-name="T5">r</text:span>atează cazul de <text:span text:style-name="T5">ştergere scor pentru un participant</text:span></text:p>
          </table:table-cell>
        </table:table-row>
        <table:table-row table:style-name="TableLine94112995374928">
          <table:table-cell table:style-name="Table3.A2" office:value-type="string">
            <text:p text:style-name="P32">b</text:p>
          </table:table-cell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34"><text:span text:style-name="T9">i</text:span>d: </text:p>
          </table:table-cell>
          <table:table-cell table:style-name="Table3.D2" office:value-type="string">
            <text:p text:style-name="P36">Cere id-ul concurentului dorit</text:p>
          </table:table-cell>
        </table:table-row>
        <text:soft-page-break/>
        <table:table-row table:style-name="TableLine94112995375840">
          <table:table-cell table:style-name="Table3.A2" office:value-type="string">
            <text:p text:style-name="P32">c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6">Şterge lista scorurilor concurentului cu id-ul dorit</text:p>
          </table:table-cell>
        </table:table-row>
        <table:table-row table:style-name="TableLine94112995376880">
          <table:table-cell table:style-name="Table3.A2" office:value-type="string">
            <text:p text:style-name="P32">d</text:p>
          </table:table-cell>
          <table:table-cell table:style-name="Table3.A2" office:value-type="string">
            <text:p text:style-name="P53">del_int_id</text:p>
          </table:table-cell>
          <table:table-cell table:style-name="Table3.A2" office:value-type="string">
            <text:p text:style-name="P36"/>
          </table:table-cell>
          <table:table-cell table:style-name="Table3.D2" office:value-type="string">
            <text:p text:style-name="P36">Trateză cazul de ştergere scor pentru un interval de participant</text:p>
          </table:table-cell>
        </table:table-row>
        <table:table-row table:style-name="TableLine94112995378032">
          <table:table-cell table:style-name="Table3.A2" office:value-type="string">
            <text:p text:style-name="P32">e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36">id interval:</text:p>
          </table:table-cell>
          <table:table-cell table:style-name="Table3.D2" office:value-type="string">
            <text:p text:style-name="P36">Cere intervalul de id-uri pentru ştergere</text:p>
          </table:table-cell>
        </table:table-row>
        <table:table-row table:style-name="TableLine94112995379056">
          <table:table-cell table:style-name="Table3.A2" office:value-type="string">
            <text:p text:style-name="P32">f</text:p>
          </table:table-cell>
          <table:table-cell table:style-name="Table3.A2" office:value-type="string">
            <text:p text:style-name="P36">2-4 (2 4)</text:p>
          </table:table-cell>
          <table:table-cell table:style-name="Table3.A2" office:value-type="string">
            <text:p text:style-name="P36"/>
          </table:table-cell>
          <table:table-cell table:style-name="Table3.D2" office:value-type="string">
            <text:p text:style-name="P36">Ştergere scorurile aferente participanţilor cu id-ul cuprins în intervalul închis specificat</text:p>
          </table:table-cell>
        </table:table-row>
        <table:table-row table:style-name="TableLine94112995380128">
          <table:table-cell table:style-name="Table3.A2" office:value-type="string">
            <text:p text:style-name="P32">g</text:p>
          </table:table-cell>
          <table:table-cell table:style-name="Table3.A2" office:value-type="string">
            <text:p text:style-name="P53">replace_id</text:p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6">Trateză cazul de modificare scor pentru un participant</text:p>
          </table:table-cell>
        </table:table-row>
        <table:table-row table:style-name="TableLine94112995381200">
          <table:table-cell table:style-name="Table3.A2" office:value-type="string">
            <text:p text:style-name="P32">h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>Id:</text:p>
          </table:table-cell>
          <table:table-cell table:style-name="Table3.D2" office:value-type="string">
            <text:p text:style-name="P29">Cere id-ul concurentului dorit</text:p>
          </table:table-cell>
        </table:table-row>
        <table:table-row table:style-name="TableLine94112995382192">
          <table:table-cell table:style-name="Table3.A2" office:value-type="string">
            <text:p text:style-name="P32">i</text:p>
          </table:table-cell>
          <table:table-cell table:style-name="Table3.A2" office:value-type="string">
            <text:p text:style-name="P36">4</text:p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6">Primeşte id-ul dorit</text:p>
          </table:table-cell>
        </table:table-row>
        <table:table-row table:style-name="TableLine94112995383264">
          <table:table-cell table:style-name="Table3.A2" office:value-type="string">
            <text:p text:style-name="P38">j</text:p>
          </table:table-cell>
          <table:table-cell table:style-name="Table3.A2" office:value-type="string">
            <text:p text:style-name="P36">4 9 10 8</text:p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36">Înlocuieşte lista de scoruri a concurentului specificat cu cea introdusă</text:p>
          </table:table-cell>
        </table:table-row>
      </table:table>
      <text:p text:style-name="P9"/>
      <text:p text:style-name="P12"><text:span text:style-name="T6">Scenariu de rulare pentru funcţionalitatea de </text:span><text:span text:style-name="T8">tipărirea a listei de participanţi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112995385696">
          <table:table-cell table:style-name="Table4.A1" office:value-type="string">
            <text:p text:style-name="P22"/>
          </table:table-cell>
          <table:table-cell table:style-name="Table4.A1" office:value-type="string">
            <text:p text:style-name="P19">Utilizator</text:p>
          </table:table-cell>
          <table:table-cell table:style-name="Table4.A1" office:value-type="string">
            <text:p text:style-name="P15">Program</text:p>
          </table:table-cell>
          <table:table-cell table:style-name="Table4.D1" office:value-type="string">
            <text:p text:style-name="P15">Descriere</text:p>
          </table:table-cell>
        </table:table-row>
        <table:table-row table:style-name="TableLine94112995417376">
          <table:table-cell table:style-name="Table4.A2" office:value-type="string">
            <text:p text:style-name="P39">a</text:p>
          </table:table-cell>
          <table:table-cell table:style-name="Table4.A2" office:value-type="string">
            <text:p text:style-name="P53">print_1</text:p>
          </table:table-cell>
          <table:table-cell table:style-name="Table4.A2" office:value-type="string">
            <text:p text:style-name="P35"/>
          </table:table-cell>
          <table:table-cell table:style-name="Table4.D2" office:value-type="string">
            <text:p text:style-name="P53">Trateză cazul în care trebuie să tipărească participanţii care au un scor mai mic decât un scor dat</text:p>
          </table:table-cell>
        </table:table-row>
        <table:table-row table:style-name="TableLine94112995417376">
          <table:table-cell table:style-name="Table4.A2" office:value-type="string">
            <text:p text:style-name="P59">b</text:p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smaller than:</text:p>
          </table:table-cell>
          <table:table-cell table:style-name="Table4.D2" office:value-type="string">
            <text:p text:style-name="P53">Cere scorul maxim al participanţilor care trebuie să fie afişaţi</text:p>
          </table:table-cell>
        </table:table-row>
        <table:table-row table:style-name="TableLine94112995417376">
          <table:table-cell table:style-name="Table4.A2" office:value-type="string">
            <text:p text:style-name="P59">c</text:p>
          </table:table-cell>
          <table:table-cell table:style-name="Table4.A2" office:value-type="string">
            <text:p text:style-name="P53">6.23</text:p>
          </table:table-cell>
          <table:table-cell table:style-name="Table4.A2" office:value-type="string">
            <text:p text:style-name="P53"/>
          </table:table-cell>
          <table:table-cell table:style-name="Table4.D2" office:value-type="string">
            <text:p text:style-name="P53">Primeşte numărul dorit</text:p>
          </table:table-cell>
        </table:table-row>
        <table:table-row table:style-name="TableLine94112995420160">
          <table:table-cell table:style-name="Table4.A2" office:value-type="string">
            <text:p text:style-name="P59">d</text:p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53">id: 1</text:p>
            <text:p text:style-name="P53">score: 4.5</text:p>
            <text:p text:style-name="P53">id: 7</text:p>
            <text:p text:style-name="P53">score: 5.79</text:p>
          </table:table-cell>
          <table:table-cell table:style-name="Table4.D2" office:value-type="string">
            <text:p text:style-name="P53">Tipăreşte informaţia cerută</text:p>
          </table:table-cell>
        </table:table-row>
        <table:table-row table:style-name="TableLine94112995420160">
          <table:table-cell table:style-name="Table4.A2" office:value-type="string">
            <text:p text:style-name="P59">e</text:p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53"/>
          </table:table-cell>
          <table:table-cell table:style-name="Table4.D2" office:value-type="string">
            <text:p text:style-name="P53"/>
          </table:table-cell>
        </table:table-row>
        <table:table-row table:style-name="TableLine94112995421072">
          <table:table-cell table:style-name="Table4.A2" office:value-type="string">
            <text:p text:style-name="P59">f</text:p>
          </table:table-cell>
          <table:table-cell table:style-name="Table4.A2" office:value-type="string">
            <text:p text:style-name="P53">print_2</text:p>
          </table:table-cell>
          <table:table-cell table:style-name="Table4.A2" office:value-type="string">
            <text:p text:style-name="P30"/>
          </table:table-cell>
          <table:table-cell table:style-name="Table4.D2" office:value-type="string">
            <text:p text:style-name="P53">Trateză cazul în care trebuie să tipărească participanţii ordonoaţi după scor</text:p>
          </table:table-cell>
        </table:table-row>
        <table:table-row table:style-name="TableLine94112995421072">
          <table:table-cell table:style-name="Table4.A2" office:value-type="string">
            <text:p text:style-name="P59">g</text:p>
          </table:table-cell>
          <table:table-cell table:style-name="Table4.A2" office:value-type="string">
            <text:p text:style-name="P39"/>
          </table:table-cell>
          <table:table-cell table:style-name="Table4.A2" office:value-type="string">
            <text:p text:style-name="P53">asc or desc:</text:p>
          </table:table-cell>
          <table:table-cell table:style-name="Table4.D2" office:value-type="string">
            <text:p text:style-name="P53">Cere modul de ordonare a participanţilor</text:p>
          </table:table-cell>
        </table:table-row>
        <table:table-row table:style-name="TableLine94112995422112">
          <table:table-cell table:style-name="Table4.A2" office:value-type="string">
            <text:p text:style-name="P59">h</text:p>
          </table:table-cell>
          <table:table-cell table:style-name="Table4.A2" office:value-type="string">
            <text:p text:style-name="P53">desc</text:p>
          </table:table-cell>
          <table:table-cell table:style-name="Table4.A2" office:value-type="string">
            <text:p text:style-name="P53"/>
          </table:table-cell>
          <table:table-cell table:style-name="Table4.D2" office:value-type="string">
            <text:p text:style-name="P53">Primeşte modul de ordonare</text:p>
          </table:table-cell>
        </table:table-row>
        <table:table-row table:style-name="TableLine94112995422112"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Id: 5</text:p>
            <text:p text:style-name="P53">score: 10</text:p>
            <text:p text:style-name="P53">id: 4</text:p>
            <text:p text:style-name="P53"><text:soft-page-break/>score: 9.78</text:p>
            <text:p text:style-name="P53">id: 11</text:p>
            <text:p text:style-name="P53">score: 9.56</text:p>
            <text:p text:style-name="P53">…</text:p>
            <text:p text:style-name="P58">id: 12</text:p>
            <text:p text:style-name="P58">score: 1.52</text:p>
          </table:table-cell>
          <table:table-cell table:style-name="Table4.D2" office:value-type="string">
            <text:p text:style-name="P53">Tipăreşte informaţia cerută</text:p>
          </table:table-cell>
        </table:table-row>
        <table:table-row table:style-name="TableLine94112995423264">
          <table:table-cell table:style-name="Table4.A2" office:value-type="string">
            <text:p text:style-name="P59">i</text:p>
          </table:table-cell>
          <table:table-cell table:style-name="Table4.A2" office:value-type="string">
            <text:p text:style-name="P53">print_3</text:p>
          </table:table-cell>
          <table:table-cell table:style-name="Table4.A2" office:value-type="string">
            <text:p text:style-name="P37"/>
          </table:table-cell>
          <table:table-cell table:style-name="Table4.D2" office:value-type="string">
            <text:p text:style-name="P53">Trateză cazul în care trebuie să tipărească participanţii care au un scor mai <text:span text:style-name="T10">mare</text:span> decât un scor dat, <text:span text:style-name="T11">ordonaţi după scor</text:span></text:p>
          </table:table-cell>
        </table:table-row>
        <table:table-row table:style-name="TableLine94112995424288">
          <table:table-cell table:style-name="Table4.A2" office:value-type="string">
            <text:p text:style-name="P59">j</text:p>
          </table:table-cell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58">bigger than:</text:p>
          </table:table-cell>
          <table:table-cell table:style-name="Table4.D2" office:value-type="string">
            <text:p text:style-name="P58">Cere scorul minim al unui participant</text:p>
          </table:table-cell>
        </table:table-row>
        <table:table-row table:style-name="TableLine94112995424288">
          <table:table-cell table:style-name="Table4.A2" office:value-type="string">
            <text:p text:style-name="P59">k</text:p>
          </table:table-cell>
          <table:table-cell table:style-name="Table4.A2" office:value-type="string">
            <text:p text:style-name="P58">9.5</text:p>
          </table:table-cell>
          <table:table-cell table:style-name="Table4.A2" office:value-type="string">
            <text:p text:style-name="P58"/>
          </table:table-cell>
          <table:table-cell table:style-name="Table4.D2" office:value-type="string">
            <text:p text:style-name="P58">Primeşte scorul cerut</text:p>
          </table:table-cell>
        </table:table-row>
        <table:table-row table:style-name="TableLine94112995424288">
          <table:table-cell table:style-name="Table4.A2" office:value-type="string">
            <text:p text:style-name="P59">l</text:p>
          </table:table-cell>
          <table:table-cell table:style-name="Table4.A2" office:value-type="string">
            <text:p text:style-name="P58"/>
          </table:table-cell>
          <table:table-cell table:style-name="Table4.A2" office:value-type="string">
            <text:p text:style-name="P58">asc or desc</text:p>
          </table:table-cell>
          <table:table-cell table:style-name="Table4.D2" office:value-type="string">
            <text:p text:style-name="P54">Cere modul de ordonare a participanţilor</text:p>
          </table:table-cell>
        </table:table-row>
        <table:table-row table:style-name="TableLine94112995424288">
          <table:table-cell table:style-name="Table4.A2" office:value-type="string">
            <text:p text:style-name="P59">m</text:p>
          </table:table-cell>
          <table:table-cell table:style-name="Table4.A2" office:value-type="string">
            <text:p text:style-name="P58">asc</text:p>
          </table:table-cell>
          <table:table-cell table:style-name="Table4.A2" office:value-type="string">
            <text:p text:style-name="P58"/>
          </table:table-cell>
          <table:table-cell table:style-name="Table4.D2" office:value-type="string">
            <text:p text:style-name="P54">Primeşte modul de ordonare</text:p>
          </table:table-cell>
        </table:table-row>
        <table:table-row table:style-name="TableLine94112995425360">
          <table:table-cell table:style-name="Table4.A2" office:value-type="string">
            <text:p text:style-name="P59">n</text:p>
          </table:table-cell>
          <table:table-cell table:style-name="Table4.A2" office:value-type="string">
            <text:p text:style-name="P37">3</text:p>
          </table:table-cell>
          <table:table-cell table:style-name="Table4.A2" office:value-type="string">
            <text:p text:style-name="P54">id: 11</text:p>
            <text:p text:style-name="P54">score: 9.56</text:p>
            <text:p text:style-name="P53">id: 4</text:p>
            <text:p text:style-name="P53">score: 9.78</text:p>
            <text:p text:style-name="P54">Id: 5</text:p>
            <text:p text:style-name="P54">score: 10</text:p>
          </table:table-cell>
          <table:table-cell table:style-name="Table4.D2" office:value-type="string">
            <text:p text:style-name="P54">Tipăreşte informaţia cerută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6T16:17:12.131214327</meta:creation-date>
    <dc:date>2021-10-17T19:45:06.129233733</dc:date>
    <meta:editing-duration>PT3H51M47S</meta:editing-duration>
    <meta:editing-cycles>9</meta:editing-cycles>
    <meta:generator>LibreOffice/6.4.7.2$Linux_X86_64 LibreOffice_project/40$Build-2</meta:generator>
    <meta:document-statistic meta:table-count="4" meta:image-count="0" meta:object-count="0" meta:page-count="4" meta:paragraph-count="165" meta:word-count="722" meta:character-count="4208" meta:non-whitespace-character-count="3666"/>
  </office:meta>
</office:document-meta>
</file>